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weight="bold" style:font-weight-asian="bold" style:font-weight-complex="bold"/>
    </style:style>
    <style:style style:name="P2" style:family="paragraph" style:parent-style-name="Preformatted_20_Text">
      <style:text-properties style:font-name="Arial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: de Ws:</text:p>
      <text:p text:style-name="P2">Voorafgaand: Ik ben moe tijdens een Larp en ga over mijn energie grens door een ontevreden conclusie.</text:p>
      <text:p text:style-name="P2">Wat: mijn vrienden komen om me heen en vangen me letterlijk en figuurlijk op.</text:p>
      <text:p text:style-name="P2">Wie: Jelle, Suzanne, Wilco, Alexander, Sylvia</text:p>
      <text:p text:style-name="P2">Wanneer: tijdens een Larp</text:p>
      <text:p text:style-name="P2">Waarom: Ze houden van mij en willen samen plezier hebben op ons eigen tempo.</text:p>
      <text:p text:style-name="P2"/>
      <text:p text:style-name="P2">Andere vormende situaties die ik nu kan bedenken gaan me veel te diep voor de context: ik ken u niet, ik heb u nooit gezien en ik weet niet wie dit te zien krijgt.</text:p>
      <text:p text:style-name="P2"/>
      <text:p text:style-name="P1">C: individuen en samenwerken.</text:p>
      <text:p text:style-name="P2">Situatie 1:</text:p>
      <text:p text:style-name="P2">Ik zeg tegen tante: “Dat is jammer. Wij, ik, Nienke, Fleur en Aukje, vinden het erg lekker en hebben ons uiterste best gedaan het zo lekker mogelijk te maken. Wilt u het op z'n minst proberen, misschien bent u verrast over onze versie.”</text:p>
      <text:p text:style-name="P2">Situatie 2:</text:p>
      <text:p text:style-name="P2">Ik stel voor: Zullen we naar het dorpje om droge kleding te kopen? Als we een thematische outfit kopen hebben we ook nog een mooi souvenir van dit waterbalet.</text:p>
      <text:p text:style-name="P2">Situatie 3:</text:p>
      <text:p text:style-name="P2">Allereerst kijk ik op de kaart van het gebied welke kant we op moeten. Daarna neem ik mee:</text:p>
      <text:p text:style-name="P2">het compas, om de juiste richting aan te houden, </text:p>
      <text:p text:style-name="P2">2 liter water, om de tijd dat we overleven zo ver mogelijk te verlengen, </text:p>
      <text:p text:style-name="P2">de spiegel, om signalen te sturen naar andere mensen: vliegtuigen, caravanen, bewoning, etc.</text:p>
      <text:p text:style-name="P2"/>
      <text:p text:style-name="P1">D: Planning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editing-duration>PT45S</meta:editing-duration>
    <meta:editing-cycles>2</meta:editing-cycles>
    <meta:creation-date>2020-05-14T10:39:42.30</meta:creation-date>
    <meta:document-statistic meta:table-count="0" meta:image-count="0" meta:object-count="0" meta:page-count="1" meta:paragraph-count="18" meta:word-count="230" meta:character-count="1267"/>
    <dc:date>2020-05-14T10:40:18.96</dc:date>
    <dc:creator>Tino Kerkhof</dc:creator>
  </office:meta>
</office:document-meta>
</file>